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string">
            <text:p>formation partern</text:p>
          </table:table-cell>
          <table:table-cell office:value-type="string">
            <text:p>formation</text:p>
          </table:table-cell>
          <table:table-cell office:value-type="string">
            <text:p>session examen</text:p>
          </table:table-cell>
          <table:table-cell office:value-type="string">
            <text:p>formateur</text:p>
          </table:table-cell>
          <table:table-cell office:value-type="string">
            <text:p>jure</text:p>
          </table:table-cell>
          <table:table-cell office:value-type="string">
            <text:p>entreprise</text:p>
          </table:table-cell>
          <table:table-cell office:value-type="string">
            <text:p>contact</text:p>
          </table:table-cell>
          <table:table-cell office:value-type="string">
            <text:p>habilitation</text:p>
          </table:table-cell>
          <table:table-cell table:style-name="ce1" office:value-type="string">
            <text:p>adressemailservice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mailpatern</text:p>
          </table:table-cell>
          <table:table-cell office:value-type="string">
            <text:p>TOTAL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.D2:.F2])"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SUM([.A2:.K2])" office:value-type="float" office:value="123">
            <text:p>123</text:p>
          </table:table-cell>
          <table:table-cell table:number-columns-repeated="1012"/>
        </table:table-row>
        <table:table-row table:style-name="ro3">
          <table:table-cell office:value-type="string">
            <text:p>ok</text:p>
          </table:table-cell>
          <table:table-cell table:number-columns-repeated="7"/>
          <table:table-cell table:number-columns-repeated="3" office:value-type="string">
            <text:p>ok</text:p>
          </table:table-cell>
          <table:table-cell table:number-columns-repeated="101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7">17/09/2021</text:date>, <text:time>22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8M46S</meta:editing-duration>
    <meta:editing-cycles>6</meta:editing-cycles>
    <meta:generator>OpenOffice/4.1.8$Win32 OpenOffice.org_project/418m3$Build-9803</meta:generator>
    <dc:date>2021-09-17T22:14:04.23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